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f65ea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c0504d" loext:opacity="100%" style:text-line-through-style="none" style:text-line-through-type="none" style:font-name="Times New Roman3" fo:font-size="12pt" fo:font-style="italic" style:text-underline-style="none" fo:font-weight="normal" officeooo:paragraph-rsid="001f65ea" style:text-blinking="fals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6pt" fo:font-style="normal" style:text-underline-style="none" fo:font-weight="bold" officeooo:paragraph-rsid="001f65ea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Standard_20__28_user_29_">
      <style:paragraph-properties fo:text-align="start" style:justify-single-word="false"/>
      <style:text-properties style:font-name="Times New Roman" fo:font-size="16pt" fo:font-weight="bold" officeooo:paragraph-rsid="001f65ea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paragraph-rsid="001f65ea" style:text-blinking="false" fo:background-color="transparen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paragraph-rsid="002161ae" style:text-blinking="false" fo:background-color="transparen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6pt" fo:font-style="normal" style:text-underline-style="none" fo:font-weight="bold" officeooo:paragraph-rsid="001f65ea" style:text-blinking="false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c0504d" loext:opacity="100%" style:text-line-through-style="none" style:text-line-through-type="none" style:font-name="Times New Roman3" fo:font-size="12pt" fo:font-style="italic" style:text-underline-style="none" fo:font-weight="normal" officeooo:paragraph-rsid="002161ae" style:text-blinking="false" fo:background-color="transparent"/>
    </style:style>
    <style:style style:name="P9" style:family="paragraph" style:parent-style-name="Standard" style:list-style-name="L1">
      <style:text-properties style:font-name="Liberation Serif" fo:font-size="14pt" style:font-size-asian="14pt" style:font-size-complex="14pt"/>
    </style:style>
    <style:style style:name="P10" style:family="paragraph" style:parent-style-name="Standard" style:list-style-name="L2">
      <style:text-properties style:font-name="Liberation Serif" fo:font-size="14pt" style:font-size-asian="14pt" style:font-size-complex="14pt"/>
    </style:style>
    <style:style style:name="P11" style:family="paragraph" style:parent-style-name="Standard" style:list-style-name="L3"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 style:list-style-name="L4"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 style:list-style-name="L5"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 style:list-style-name="L6"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bold" officeooo:rsid="002161ae" officeooo:paragraph-rsid="002161ae" style:font-size-asian="12.25pt" style:font-weight-asian="bold" style:font-size-complex="14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officeooo:paragraph-rsid="0020af24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9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officeooo:rsid="0020af24" officeooo:paragraph-rsid="0020af24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0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21" style:family="paragraph" style:parent-style-name="Standard_20__28_user_29_">
      <style:text-properties fo:color="#000000" loext:opacity="100%" style:font-name="Liberation Serif" fo:font-size="14pt" style:font-name-asian="Times New Roman2" style:font-size-asian="14pt" style:language-asian="ru" style:country-asian="RU" style:font-name-complex="Calibri1" style:font-size-complex="14pt" style:font-weight-complex="bold"/>
    </style:style>
    <style:style style:name="P22" style:family="paragraph" style:parent-style-name="Standard_20__28_user_29_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paragraph-rsid="001f65ea" style:text-blinking="false" fo:background-color="transparent" style:font-size-asian="14pt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Liberation Serif"/>
    </style:style>
    <style:style style:name="P24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Liberation Serif"/>
    </style:style>
    <style:style style:name="P25" style:family="paragraph" style:parent-style-name="Standard_20__28_user_29_"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26" style:family="paragraph" style:parent-style-name="Standard_20__28_user_29_">
      <style:paragraph-properties fo:text-align="center" style:justify-single-word="false"/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27" style:family="paragraph" style:parent-style-name="Standard_20__28_user_29_">
      <style:paragraph-properties fo:margin-top="0cm" fo:margin-bottom="0.423cm" style:contextual-spacing="false"/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_20__28_user_29_">
      <style:text-properties style:font-name="Liberation Serif" fo:font-size="14pt" style:font-size-asian="14pt" style:font-size-complex="14pt"/>
    </style:style>
    <style:style style:name="P29" style:family="paragraph" style:parent-style-name="Standard_20__28_user_29_">
      <style:text-properties style:font-name="Liberation Serif"/>
    </style:style>
    <style:style style:name="P30" style:family="paragraph" style:parent-style-name="Standard_20__28_user_29_">
      <style:text-properties style:font-name="Liberation Serif" officeooo:paragraph-rsid="001f65ea"/>
    </style:style>
    <style:style style:name="P31" style:family="paragraph" style:parent-style-name="Standard_20__28_user_29_">
      <style:paragraph-properties fo:margin-left="-0.25cm" fo:margin-right="0cm" fo:text-align="end" style:justify-single-word="false" fo:text-indent="0cm" style:auto-text-indent="false"/>
      <style:text-properties style:font-name="Liberation Serif" officeooo:paragraph-rsid="0020af24"/>
    </style:style>
    <style:style style:name="P32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Liberation Serif" officeooo:paragraph-rsid="0020af24"/>
    </style:style>
    <style:style style:name="P33" style:family="paragraph" style:parent-style-name="Standard_20__28_user_29_">
      <style:paragraph-properties fo:text-align="end" style:justify-single-word="false"/>
      <style:text-properties style:font-name="Liberation Serif" officeooo:paragraph-rsid="0020af24"/>
    </style:style>
    <style:style style:name="P34" style:family="paragraph" style:parent-style-name="Standard_20__28_user_29_">
      <style:paragraph-properties fo:text-align="start" style:justify-single-word="false"/>
      <style:text-properties style:font-name="Times New Roman" fo:font-size="14pt" fo:font-weight="bold" officeooo:rsid="002161ae" officeooo:paragraph-rsid="002161ae" style:font-size-asian="12.25pt" style:font-weight-asian="bold" style:font-size-complex="14pt" style:font-weight-complex="bold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cm" style:contextual-spacing="false"/>
    </style:style>
    <style:style style:name="P37" style:family="paragraph" style:parent-style-name="Text_20_body" style:list-style-name="L2">
      <style:paragraph-properties fo:margin-top="0cm" fo:margin-bottom="0cm" style:contextual-spacing="false"/>
    </style:style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4">
      <style:paragraph-properties fo:margin-top="0cm" fo:margin-bottom="0cm" style:contextual-spacing="false"/>
    </style:style>
    <style:style style:name="P40" style:family="paragraph" style:parent-style-name="Text_20_body" style:list-style-name="L5">
      <style:paragraph-properties fo:margin-top="0cm" fo:margin-bottom="0cm" style:contextual-spacing="false"/>
    </style:style>
    <style:style style:name="P41" style:family="paragraph" style:parent-style-name="Text_20_body" style:list-style-name="L6"/>
    <style:style style:name="P42" style:family="paragraph" style:parent-style-name="Text_20_body" style:list-style-name="L6">
      <style:paragraph-properties fo:margin-top="0cm" fo:margin-bottom="0cm" style:contextual-spacing="false"/>
    </style:style>
    <style:style style:name="P43" style:family="paragraph" style:parent-style-name="Text_20_body" style:list-style-name="L7"/>
    <style:style style:name="P44" style:family="paragraph" style:parent-style-name="Text_20_body" style:list-style-name="L7">
      <style:paragraph-properties fo:margin-top="0cm" fo:margin-bottom="0cm" style:contextual-spacing="false"/>
    </style:style>
    <style:style style:name="P45" style:family="paragraph" style:parent-style-name="Text_20_body">
      <style:text-properties style:font-name="Liberation Serif" fo:font-size="14pt" style:font-size-asian="14pt" style:font-size-complex="14pt"/>
    </style:style>
    <style:style style:name="P46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47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48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49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4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51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52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53" style:family="paragraph" style:parent-style-name="Text_20_body" style:list-style-name="L5">
      <style:text-properties style:font-name="Liberation Serif" fo:font-size="14pt" style:font-size-asian="14pt" style:font-size-complex="14pt"/>
    </style:style>
    <style:style style:name="P54" style:family="paragraph" style:parent-style-name="Text_20_body">
      <style:text-properties style:font-name="Liberation Serif" fo:font-size="14pt" officeooo:paragraph-rsid="0020291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6" style:family="text">
      <style:text-properties fo:color="#000000" loext:opacity="100%" fo:font-size="14pt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fo:font-size="14pt" officeooo:rsid="001f65ea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fo:font-size="14pt" officeooo:rsid="0021f21e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loext:opacity="100%" fo:font-size="14pt" style:font-name-asian="Times New Roman2" style:font-size-asian="14pt" style:language-asian="ru" style:country-asian="RU" style:font-name-complex="Calibri1" style:font-size-complex="14pt" style:font-weight-complex="bold"/>
    </style:style>
    <style:style style:name="T10" style:family="text">
      <style:text-properties fo:color="#000000" loext:opacity="100%" fo:font-size="14pt" officeooo:rsid="001f65ea" style:font-name-asian="Times New Roman2" style:font-size-asian="14pt" style:language-asian="ru" style:country-asian="RU" style:font-name-complex="Calibri1" style:font-size-complex="14pt" style:font-weight-complex="bold"/>
    </style:style>
    <style:style style:name="T11" style:family="text">
      <style:text-properties fo:color="#000000" loext:opacity="100%" fo:font-size="14pt" officeooo:rsid="0020af24" style:font-name-asian="Times New Roman2" style:font-size-asian="14pt" style:language-asian="ru" style:country-asian="RU" style:font-name-complex="Calibri1" style:font-size-complex="14pt" style:font-weight-complex="bold"/>
    </style:style>
    <style:style style:name="T12" style:family="text">
      <style:text-properties fo:color="#000000" loext:opacity="100%" fo:font-size="14pt" style:font-size-asian="14pt"/>
    </style:style>
    <style:style style:name="T13" style:family="text">
      <style:text-properties fo:color="#000000" loext:opacity="100%" fo:font-size="14pt" style:font-size-asian="14pt" style:font-name-complex="Calibri1" style:font-size-complex="14pt"/>
    </style:style>
    <style:style style:name="T14" style:family="text">
      <style:text-properties fo:color="#000000" loext:opacity="100%" fo:font-size="14pt" fo:font-style="normal" style:font-size-asian="14pt" style:font-size-complex="14pt"/>
    </style:style>
    <style:style style:name="T15" style:family="text">
      <style:text-properties fo:color="#000000" loext:opacity="100%" fo:font-size="14pt" fo:font-style="normal" officeooo:rsid="001f65ea" style:font-size-asian="14pt" style:font-size-complex="14pt"/>
    </style:style>
    <style:style style:name="T16" style:family="text">
      <style:text-properties fo:color="#000000" loext:opacity="100%" fo:font-style="normal" fo:font-weight="normal" style:font-style-asian="normal" style:font-weight-asian="normal"/>
    </style:style>
    <style:style style:name="T17" style:family="text">
      <style:text-properties fo:color="#000000" loext:opacity="100%" fo:font-style="normal" fo:font-weight="normal" style:font-style-asian="normal" style:font-weight-asian="normal"/>
    </style:style>
    <style:style style:name="T18" style:family="text">
      <style:text-properties fo:color="#000000" loext:opacity="100%" fo:font-style="normal" fo:font-weight="normal" style:font-style-asian="normal" style:font-weight-asian="normal"/>
    </style:style>
    <style:style style:name="T19" style:family="text">
      <style:text-properties fo:color="#000000" loext:opacity="100%" fo:font-style="normal" fo:font-weight="normal" style:font-style-asian="normal" style:font-weight-asian="normal"/>
    </style:style>
    <style:style style:name="T20" style:family="text">
      <style:text-properties fo:color="#000000" loext:opacity="100%" fo:font-style="normal" fo:font-weight="normal" style:font-style-asian="normal" style:font-weight-asian="normal"/>
    </style:style>
    <style:style style:name="T21" style:family="text">
      <style:text-properties fo:color="#000000" loext:opacity="100%" fo:font-style="normal" fo:font-weight="normal" style:font-style-asian="normal" style:font-weight-asian="normal"/>
    </style:style>
    <style:style style:name="T22" style:family="text">
      <style:text-properties fo:color="#000000" loext:opacity="100%" fo:font-style="normal" fo:font-weight="normal" style:font-style-asian="normal" style:font-weight-asian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style:text-blinking="false" fo:background-color="transparent" loext:char-shading-value="0" style:font-size-asian="14pt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officeooo:rsid="001f65ea" style:text-blinking="false" fo:background-color="transparent" loext:char-shading-value="0" style:font-size-asian="14pt" style:font-style-asian="italic" style:font-weight-asian="bold" style:font-name-complex="Calibri1" style:font-size-complex="14pt"/>
    </style:style>
    <style:style style:name="T27" style:family="text">
      <style:text-properties officeooo:rsid="001f65ea" style:font-size-asian="16pt" style:font-weight-asian="bold" style:font-size-complex="16pt" style:font-weight-complex="bold"/>
    </style:style>
    <style:style style:name="T28" style:family="text">
      <style:text-properties style:font-name="Liberation Serif" fo:font-size="14pt" style:font-size-asian="14pt" style:font-size-complex="14pt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<text:tab/></text:span><text:span text:style-name="T5">Министерство образования Республики Беларусь</text:span></text:p>
      <text:p text:style-name="P25"/>
      <text:p text:style-name="P16">Учреждение образования</text:p>
      <text:p text:style-name="P23"><text:span text:style-name="T2">«</text:span><text:span text:style-name="T5">Белорусский государственный университет</text:span></text:p>
      <text:p text:style-name="P24"><text:span text:style-name="T5">информатики и радиоэлектроники</text:span><text:span text:style-name="T2">»</text:span></text:p>
      <text:p text:style-name="P16"/>
      <text:p text:style-name="P20">ФАКУЛЬТЕТ ИНФОРМАЦИОННЫХ ТЕХНОЛОГИЙ И УПРАВЛЕНИЯ</text:p>
      <text:p text:style-name="P26"/>
      <text:p text:style-name="P23"><text:span text:style-name="T6">Кафедра интеллектуальных информационных технологий</text:span><text:span text:style-name="T3"><text:line-break/></text:span></text:p>
      <text:p text:style-name="P27"/>
      <text:p text:style-name="P27"/>
      <text:p text:style-name="P27"/>
      <text:p text:style-name="P18">Отчет</text:p>
      <text:p text:style-name="P19">по лабораторной работе <text:s/>№4</text:p>
      <text:p text:style-name="P29"><text:span text:style-name="T9">По дисциплине: </text:span><text:span text:style-name="T10">Операционные сист</text:span><text:span text:style-name="T11">е</text:span><text:span text:style-name="T10">мы</text:span></text:p>
      <text:p text:style-name="P21"/>
      <text:p text:style-name="P30"><text:span text:style-name="T13">На тему: «</text:span><text:bookmark text:name="docs-internal-guid-963036ee-7fff-9f76-21fd-1b3573808c11"/><text:span text:style-name="T26">Изучение алгоритмов распределения памяти.</text:span><text:span text:style-name="T12">»</text:span></text:p>
      <text:p text:style-name="P28"/>
      <text:p text:style-name="P27"><text:line-break/></text:p>
      <text:p text:style-name="P27"><text:line-break/><text:line-break/></text:p>
      <text:p text:style-name="P27"/>
      <text:p text:style-name="P31"><text:span text:style-name="T6">Выполнил: Романов К</text:span><text:span text:style-name="T8">.</text:span><text:span text:style-name="T6">В.,</text:span></text:p>
      <text:p text:style-name="P32"><text:span text:style-name="T7">Германенко В.</text:span><text:span text:style-name="T8">В.</text:span><text:span text:style-name="T6"> 321701</text:span></text:p>
      <text:p text:style-name="P33"><text:span text:style-name="T6"><text:s text:c="62"/></text:span></text:p>
      <text:p text:style-name="P33"><text:span text:style-name="T6">Проверил: </text:span><text:span text:style-name="T7">Сальников Д. А.</text:span><text:span text:style-name="T6"> <text:s text:c="3"/></text:span></text:p>
      <text:p text:style-name="P27"/>
      <text:p text:style-name="P27"/>
      <text:p text:style-name="P27"/>
      <text:p text:style-name="P27"/>
      <text:p text:style-name="P27"><text:line-break/></text:p>
      <text:p text:style-name="P17"/>
      <text:p text:style-name="P17">Минск 2024</text:p>
      <text:p text:style-name="P4"><text:soft-page-break/><text:span text:style-name="T27"><text:tab/>Задача:</text:span><text:bookmark text:name="docs-internal-guid-00246ac7-7fff-32b8-f530-4bc863a8a146"/><text:span text:style-name="T27"> </text:span><text:span text:style-name="T23">Реализовать менеджер памяти с перемещающимися блоками.</text:span></text:p>
      <text:p text:style-name="P2"><text:span text:style-name="T15">Р</text:span><text:span text:style-name="T14">еализовать функции выделения и удаления блока памяти, чтения и запись информации из блока памяти, а так же функцию инициализации модели менеджера памяти. Функции должны обеспечивать чтение и запись по произвольному адресу произвольного количества байт (если позволяет размер выделенной для этих целей памяти).</text:span></text:p>
      <text:p text:style-name="P5"><text:bookmark text:name="docs-internal-guid-c0198e23-7fff-2e22-38c3-31b9ee6352c9"/><text:tab/>В рамках решения задачи необходимо придумать и провести эксперименты для реализованных моделей памяти, которые позволяют выявить недостатки модели</text:p>
      <text:p text:style-name="P1"><text:span text:style-name="T23"><text:tab/></text:span><text:bookmark text:name="docs-internal-guid-1cab1ecd-7fff-5e44-4ec8-2ac95de45501"/><text:span text:style-name="T23">Реализовать юнит тесты для тестирования разрабатываемого приложения.</text:span></text:p>
      <text:p text:style-name="P3">Описание методов, использованных для решения задачи:</text:p>
      <text:h text:style-name="Heading_20_4" text:outline-level="4"><text:span text:style-name="T28">1. </text:span><text:span text:style-name="Strong_20_Emphasis"><text:span text:style-name="Source_20_Text"><text:span text:style-name="T28">memory_manager_init</text:span></text:span></text:span></text:h>
      <text:p text:style-name="Text_20_body"><text:span text:style-name="T28">Этот метод инициализирует структуру </text:span><text:span text:style-name="Source_20_Text"><text:span text:style-name="T28">MemoryManager</text:span></text:span><text:span text:style-name="T28">, выделяя память для управления блоками. Он задаёт общий объём памяти, указывает начало списка блоков и задаёт начальное состояние первого блока как свободное.</text:span></text:p>
      <text:list xml:id="list171760574" text:style-name="L1">
        <text:list-item>
          <text:p text:style-name="P36"><text:span text:style-name="Strong_20_Emphasis"><text:span text:style-name="T28">Параметры:</text:span></text:span><text:span text:style-name="T28"> </text:span></text:p>
          <text:list>
            <text:list-item>
              <text:p text:style-name="P36"><text:span text:style-name="Source_20_Text"><text:span text:style-name="T28">manager</text:span></text:span><text:span text:style-name="T28"> — указатель на структуру </text:span><text:span text:style-name="Source_20_Text"><text:span text:style-name="T28">MemoryManager</text:span></text:span><text:span text:style-name="T28">. </text:span></text:p>
            </text:list-item>
            <text:list-item>
              <text:p text:style-name="P36"><text:span text:style-name="Source_20_Text"><text:span text:style-name="T28">size</text:span></text:span><text:span text:style-name="T28"> — общий размер памяти, доступной для управления. </text:span></text:p>
            </text:list-item>
          </text:list>
        </text:list-item>
        <text:list-item>
          <text:p text:style-name="P36"><text:span text:style-name="Strong_20_Emphasis"><text:span text:style-name="T28">Логика:</text:span></text:span><text:span text:style-name="T28"> </text:span></text:p>
          <text:list>
            <text:list-item>
              <text:p text:style-name="P36"><text:span text:style-name="T28">Выделяется сырой буфер памяти (</text:span><text:span text:style-name="Source_20_Text"><text:span text:style-name="T28">manager-&gt;memory</text:span></text:span><text:span text:style-name="T28">) заданного размера. </text:span></text:p>
            </text:list-item>
            <text:list-item>
              <text:p text:style-name="P36"><text:span text:style-name="T28">Создаётся первый блок (</text:span><text:span text:style-name="Source_20_Text"><text:span text:style-name="T28">MemoryBlock</text:span></text:span><text:span text:style-name="T28">), который изначально помечен как свободный. </text:span></text:p>
            </text:list-item>
            <text:list-item>
              <text:p text:style-name="P35"><text:span text:style-name="T28">Общий объём выделенной памяти (</text:span><text:span text:style-name="Source_20_Text"><text:span text:style-name="T28">manager-&gt;allocated_memory</text:span></text:span><text:span text:style-name="T28">) устанавливается в 0. </text:span></text:p>
              <text:p text:style-name="P9"><text:span text:style-name="T16">void </text:span><text:span text:style-name="T16">memory_manager_init</text:span><text:span text:style-name="T16">(MemoryManager *manager, size_t size) {</text:span><text:span text:style-name="T4"><text:line-break/><text:line-break/></text:span><text:span text:style-name="T16"> <text:s text:c="3"/>manager-&gt;</text:span><text:span text:style-name="T16">total_size </text:span><text:span text:style-name="T16">= size;</text:span><text:span text:style-name="T4"><text:line-break/></text:span><text:span text:style-name="T16"> <text:s text:c="3"/>manager-&gt;</text:span><text:span text:style-name="T16">memory </text:span><text:span text:style-name="T16">= </text:span><text:span text:style-name="T16">malloc</text:span><text:span text:style-name="T16">(size);</text:span><text:span text:style-name="T4"><text:line-break/></text:span><text:span text:style-name="T16"> <text:s text:c="3"/>manager-&gt;</text:span><text:span text:style-name="T16">blocks </text:span><text:span text:style-name="T16">= </text:span><text:span text:style-name="T16">malloc</text:span><text:span text:style-name="T16">(</text:span><text:span text:style-name="T16">sizeof</text:span><text:span text:style-name="T16">(MemoryBlock));</text:span><text:span text:style-name="T4"><text:line-break/></text:span><text:span text:style-name="T16"> <text:s text:c="3"/>manager-&gt;</text:span><text:span text:style-name="T16">blocks</text:span><text:span text:style-name="T16">-&gt;</text:span><text:span text:style-name="T16">size</text:span><text:span text:style-name="T16">=</text:span><text:span text:style-name="T16">0</text:span><text:span text:style-name="T16">;</text:span><text:span text:style-name="T4"><text:line-break/></text:span><text:span text:style-name="T16"> <text:s text:c="3"/>manager-&gt;</text:span><text:span text:style-name="T16">blocks</text:span><text:span text:style-name="T16">-&gt;</text:span><text:span text:style-name="T16">start</text:span><text:span text:style-name="T16">=</text:span><text:span text:style-name="T16">0</text:span><text:span text:style-name="T16">;</text:span><text:span text:style-name="T4"><text:line-break/></text:span><text:span text:style-name="T16"> <text:s text:c="3"/>manager-&gt;</text:span><text:span text:style-name="T16">blocks</text:span><text:span text:style-name="T16">-&gt;</text:span><text:span text:style-name="T16">is_free</text:span><text:span text:style-name="T16">=true;</text:span><text:span text:style-name="T4"><text:line-break/></text:span><text:span text:style-name="T16"> <text:s text:c="3"/>manager-&gt;</text:span><text:span text:style-name="T16">blocks</text:span><text:span text:style-name="T16">-&gt;</text:span><text:span text:style-name="T16">next</text:span><text:span text:style-name="T16">=NULL;</text:span><text:span text:style-name="T4"><text:line-break/></text:span><text:span text:style-name="T16"> <text:s text:c="3"/>manager-&gt;</text:span><text:span text:style-name="T16">allocated_memory</text:span><text:span text:style-name="T16">=</text:span><text:span text:style-name="T16">0</text:span><text:span text:style-name="T16">;</text:span><text:span text:style-name="T4"><text:line-break/></text:span><text:soft-page-break/><text:span text:style-name="T4"><text:line-break/></text:span><text:span text:style-name="T16">}</text:span><text:line-break/></text:p>
            </text:list-item>
          </text:list>
        </text:list-item>
      </text:list>
      <text:h text:style-name="Heading_20_4" text:outline-level="4"><text:span text:style-name="T28">2. </text:span><text:span text:style-name="Strong_20_Emphasis"><text:span text:style-name="Source_20_Text"><text:span text:style-name="T28">allocate_memory</text:span></text:span></text:span></text:h>
      <text:p text:style-name="P45">Этот метод выделяет блок памяти заданного размера из управляемой памяти.</text:p>
      <text:list xml:id="list3627656693" text:style-name="L2">
        <text:list-item>
          <text:p text:style-name="P37"><text:span text:style-name="Strong_20_Emphasis"><text:span text:style-name="T28">Параметры:</text:span></text:span><text:span text:style-name="T28"> </text:span></text:p>
          <text:list>
            <text:list-item>
              <text:p text:style-name="P37"><text:span text:style-name="Source_20_Text"><text:span text:style-name="T28">manager</text:span></text:span><text:span text:style-name="T28"> — указатель на структуру </text:span><text:span text:style-name="Source_20_Text"><text:span text:style-name="T28">MemoryManager</text:span></text:span><text:span text:style-name="T28">. </text:span></text:p>
            </text:list-item>
            <text:list-item>
              <text:p text:style-name="P37"><text:span text:style-name="Source_20_Text"><text:span text:style-name="T28">size</text:span></text:span><text:span text:style-name="T28"> — размер запрашиваемого блока. </text:span></text:p>
            </text:list-item>
          </text:list>
        </text:list-item>
        <text:list-item>
          <text:p text:style-name="P37"><text:span text:style-name="Strong_20_Emphasis"><text:span text:style-name="T28">Логика:</text:span></text:span><text:span text:style-name="T28"> </text:span></text:p>
          <text:list>
            <text:list-item>
              <text:p text:style-name="P46">Проверяется, достаточно ли свободной памяти в конце для выделения нового блока. </text:p>
            </text:list-item>
            <text:list-item>
              <text:p text:style-name="P46">Если памяти достаточно, создаётся новый блок в конце списка, и указатель на выделенную область возвращается. </text:p>
            </text:list-item>
            <text:list-item>
              <text:p text:style-name="P46">Если памяти недостаточно, метод ищет подходящий свободный блок в списке. Если блок найден, он делится на два: выделенный блок и оставшаяся свободная память. </text:p>
            </text:list-item>
            <text:list-item>
              <text:p text:style-name="P47">Если ни один блок не подходит, выводится сообщение об ошибке. </text:p>
              <text:p text:style-name="P10"><text:span text:style-name="T16">void </text:span><text:span text:style-name="T16">*</text:span><text:span text:style-name="T16">allocate_memory</text:span><text:span text:style-name="T16">(MemoryManager *manager, size_t size) {</text:span><text:span text:style-name="T4"><text:line-break/><text:line-break/></text:span><text:span text:style-name="T16"> <text:s text:c="3"/></text:span><text:span text:style-name="T16">if </text:span><text:span text:style-name="T16">(manager-&gt;</text:span><text:span text:style-name="T16">total_size </text:span><text:span text:style-name="T16">- manager-&gt;</text:span><text:span text:style-name="T16">allocated_memory </text:span><text:span text:style-name="T16">&gt;= size) {</text:span><text:span text:style-name="T4"><text:line-break/><text:line-break/></text:span><text:span text:style-name="T16"> <text:s text:c="7"/>MemoryBlock *new_block = </text:span><text:span text:style-name="T16">malloc</text:span><text:span text:style-name="T16">(</text:span><text:span text:style-name="T16">sizeof</text:span><text:span text:style-name="T16">(MemoryBlock));</text:span><text:span text:style-name="T4"><text:line-break/></text:span><text:span text:style-name="T16"> <text:s text:c="7"/>manager-&gt;</text:span><text:span text:style-name="T16">blocks</text:span><text:span text:style-name="T16">-&gt;</text:span><text:span text:style-name="T16">size </text:span><text:span text:style-name="T16">= size;</text:span><text:span text:style-name="T4"><text:line-break/></text:span><text:span text:style-name="T16"> <text:s text:c="7"/>manager-&gt;</text:span><text:span text:style-name="T16">blocks</text:span><text:span text:style-name="T16">-&gt;</text:span><text:span text:style-name="T16">is_free</text:span><text:span text:style-name="T16">=false;</text:span><text:span text:style-name="T4"><text:line-break/></text:span><text:span text:style-name="T16"> <text:s text:c="7"/>new_block-&gt;</text:span><text:span text:style-name="T16">size </text:span><text:span text:style-name="T16">= </text:span><text:span text:style-name="T16">0</text:span><text:span text:style-name="T16">;</text:span><text:span text:style-name="T4"><text:line-break/></text:span><text:span text:style-name="T16"> <text:s text:c="7"/>new_block-&gt;</text:span><text:span text:style-name="T16">next </text:span><text:span text:style-name="T16">= manager-&gt;</text:span><text:span text:style-name="T16">blocks</text:span><text:span text:style-name="T16">;</text:span><text:span text:style-name="T4"><text:line-break/></text:span><text:span text:style-name="T16"> <text:s text:c="7"/>new_block-&gt;</text:span><text:span text:style-name="T16">is_free</text:span><text:span text:style-name="T16">=true;</text:span><text:span text:style-name="T4"><text:line-break/></text:span><text:span text:style-name="T16"> <text:s text:c="7"/>new_block-&gt;</text:span><text:span text:style-name="T16">start </text:span><text:span text:style-name="T16">= manager-&gt;</text:span><text:span text:style-name="T16">blocks</text:span><text:span text:style-name="T16">-&gt;</text:span><text:span text:style-name="T16">start</text:span><text:span text:style-name="T16">+size;</text:span><text:span text:style-name="T4"><text:line-break/></text:span><text:span text:style-name="T16"> <text:s text:c="7"/>manager-&gt;</text:span><text:span text:style-name="T16">blocks </text:span><text:span text:style-name="T16">= new_block;</text:span><text:span text:style-name="T4"><text:line-break/></text:span><text:span text:style-name="T16"> <text:s text:c="7"/>manager-&gt;</text:span><text:span text:style-name="T16">allocated_memory </text:span><text:span text:style-name="T16">+= size;</text:span><text:span text:style-name="T4"><text:line-break/></text:span><text:span text:style-name="T16"> <text:s text:c="7"/></text:span><text:span text:style-name="T16">return </text:span><text:span text:style-name="T16">manager-&gt;</text:span><text:span text:style-name="T16">memory </text:span><text:span text:style-name="T16">+ (manager-&gt;</text:span><text:span text:style-name="T16">allocated_memory </text:span><text:span text:style-name="T16">- size);</text:span><text:span text:style-name="T4"><text:line-break/><text:line-break/></text:span><text:span text:style-name="T16"> <text:s text:c="3"/>}</text:span><text:span text:style-name="T16">else </text:span><text:span text:style-name="T16">{</text:span><text:span text:style-name="T4"><text:line-break/><text:line-break/></text:span><text:span text:style-name="T16"> <text:s text:c="7"/>MemoryBlock* current_block = manager-&gt;</text:span><text:span text:style-name="T16">blocks</text:span><text:span text:style-name="T16">-&gt;</text:span><text:span text:style-name="T16">next</text:span><text:span text:style-name="T16">;</text:span><text:span text:style-name="T4"><text:line-break/><text:line-break/></text:span><text:span text:style-name="T16"> <text:s text:c="7"/></text:span><text:span text:style-name="T16">while </text:span><text:span text:style-name="T16">(current_block -&gt;</text:span><text:span text:style-name="T16">next</text:span><text:span text:style-name="T16">!= NULL ) {</text:span><text:span text:style-name="T4"><text:line-break/></text:span><text:soft-page-break/><text:span text:style-name="T4"><text:line-break/></text:span><text:span text:style-name="T16"> <text:s text:c="11"/></text:span><text:span text:style-name="T16">if </text:span><text:span text:style-name="T16">(current_block-&gt;</text:span><text:span text:style-name="T16">size </text:span><text:span text:style-name="T16">&gt;= size&amp;&amp;current_block-&gt;</text:span><text:span text:style-name="T16">is_free</text:span><text:span text:style-name="T16">) {</text:span><text:span text:style-name="T4"><text:line-break/></text:span><text:span text:style-name="T16"> <text:s text:c="15"/>MemoryBlock * new_one=</text:span><text:span text:style-name="T16">malloc</text:span><text:span text:style-name="T16">(</text:span><text:span text:style-name="T16">sizeof</text:span><text:span text:style-name="T16">(MemoryBlock));</text:span><text:span text:style-name="T4"><text:line-break/></text:span><text:span text:style-name="T16"> <text:s text:c="15"/>new_one-&gt;</text:span><text:span text:style-name="T16">size </text:span><text:span text:style-name="T16">= size;</text:span><text:span text:style-name="T4"><text:line-break/></text:span><text:span text:style-name="T16"> <text:s text:c="15"/>new_one-&gt;</text:span><text:span text:style-name="T16">is_free</text:span><text:span text:style-name="T16">=false;</text:span><text:span text:style-name="T4"><text:line-break/></text:span><text:span text:style-name="T16"> <text:s text:c="15"/>new_one-&gt;</text:span><text:span text:style-name="T16">start </text:span><text:span text:style-name="T16">= current_block-&gt;</text:span><text:span text:style-name="T16">start</text:span><text:span text:style-name="T16">;</text:span><text:span text:style-name="T4"><text:line-break/></text:span><text:span text:style-name="T16"> <text:s text:c="15"/>new_one-&gt;</text:span><text:span text:style-name="T16">next </text:span><text:span text:style-name="T16">= current_block-&gt;</text:span><text:span text:style-name="T16">next</text:span><text:span text:style-name="T16">;</text:span><text:span text:style-name="T4"><text:line-break/></text:span><text:span text:style-name="T16"> <text:s text:c="15"/>current_block-&gt;</text:span><text:span text:style-name="T16">next </text:span><text:span text:style-name="T16">= new_one;</text:span><text:span text:style-name="T4"><text:line-break/></text:span><text:span text:style-name="T16"> <text:s text:c="15"/>current_block-&gt;</text:span><text:span text:style-name="T16">start </text:span><text:span text:style-name="T16">= new_one-&gt;</text:span><text:span text:style-name="T16">start</text:span><text:span text:style-name="T16">+size;</text:span><text:span text:style-name="T4"><text:line-break/></text:span><text:span text:style-name="T16"> <text:s text:c="15"/>current_block-&gt;</text:span><text:span text:style-name="T16">size</text:span><text:span text:style-name="T16">-=size;</text:span><text:span text:style-name="T4"><text:line-break/></text:span><text:span text:style-name="T16"> <text:s text:c="15"/></text:span><text:span text:style-name="T16">return </text:span><text:span text:style-name="T16">manager-&gt;</text:span><text:span text:style-name="T16">memory</text:span><text:span text:style-name="T16">+new_one-&gt;</text:span><text:span text:style-name="T16">start</text:span><text:span text:style-name="T16">;</text:span><text:span text:style-name="T4"><text:line-break/><text:line-break/><text:line-break/></text:span><text:span text:style-name="T16"> <text:s text:c="11"/>}</text:span><text:span text:style-name="T4"><text:line-break/><text:line-break/></text:span><text:span text:style-name="T16"> <text:s text:c="11"/>current_block = current_block-&gt;</text:span><text:span text:style-name="T16">next</text:span><text:span text:style-name="T16">;</text:span><text:span text:style-name="T4"><text:line-break/><text:line-break/></text:span><text:span text:style-name="T16"> <text:s text:c="7"/>}</text:span><text:span text:style-name="T4"><text:line-break/><text:line-break/></text:span><text:span text:style-name="T16"> <text:s text:c="11"/></text:span><text:span text:style-name="T16">printf</text:span><text:span text:style-name="T16">(</text:span><text:span text:style-name="T16">"No free memory</text:span><text:span text:style-name="T16">\n</text:span><text:span text:style-name="T16">"</text:span><text:span text:style-name="T16">);</text:span><text:span text:style-name="T4"><text:line-break/><text:line-break/></text:span><text:span text:style-name="T16"> <text:s text:c="3"/>}</text:span><text:span text:style-name="T4"><text:line-break/><text:line-break/></text:span><text:span text:style-name="T16"> <text:s text:c="3"/></text:span><text:span text:style-name="T16">return </text:span><text:span text:style-name="T16">NULL;</text:span><text:span text:style-name="T4"><text:line-break/></text:span><text:span text:style-name="T16">}</text:span><text:line-break/></text:p>
            </text:list-item>
          </text:list>
        </text:list-item>
      </text:list>
      <text:h text:style-name="Heading_20_4" text:outline-level="4"><text:span text:style-name="T28">3. </text:span><text:span text:style-name="Strong_20_Emphasis"><text:span text:style-name="Source_20_Text"><text:span text:style-name="T28">free_memory</text:span></text:span></text:span></text:h>
      <text:p text:style-name="P45">Этот метод освобождает ранее выделенный блок памяти.</text:p>
      <text:list xml:id="list1535696107" text:style-name="L3">
        <text:list-item>
          <text:p text:style-name="P38"><text:span text:style-name="Strong_20_Emphasis"><text:span text:style-name="T28">Параметры:</text:span></text:span><text:span text:style-name="T28"> </text:span></text:p>
          <text:list>
            <text:list-item>
              <text:p text:style-name="P38"><text:span text:style-name="Source_20_Text"><text:span text:style-name="T28">manager</text:span></text:span><text:span text:style-name="T28"> — указатель на структуру </text:span><text:span text:style-name="Source_20_Text"><text:span text:style-name="T28">MemoryManager</text:span></text:span><text:span text:style-name="T28">. </text:span></text:p>
            </text:list-item>
            <text:list-item>
              <text:p text:style-name="P38"><text:span text:style-name="Source_20_Text"><text:span text:style-name="T28">ptr</text:span></text:span><text:span text:style-name="T28"> — указатель на начало блока, который нужно освободить. </text:span></text:p>
            </text:list-item>
          </text:list>
        </text:list-item>
        <text:list-item>
          <text:p text:style-name="P38"><text:span text:style-name="Strong_20_Emphasis"><text:span text:style-name="T28">Логика:</text:span></text:span><text:span text:style-name="T28"> </text:span></text:p>
          <text:list>
            <text:list-item>
              <text:p text:style-name="P48">Находит блок, соответствующий указанному указателю. </text:p>
            </text:list-item>
            <text:list-item>
              <text:p text:style-name="P48">Помечает блок как свободный. </text:p>
            </text:list-item>
            <text:list-item>
              <text:p text:style-name="P38"><text:span text:style-name="T28">Если предыдущий блок также свободен, объединяет текущий блок с предыдущим с помощью функции </text:span><text:span text:style-name="Source_20_Text"><text:span text:style-name="T28">merge_two_blocks</text:span></text:span><text:span text:style-name="T28">. </text:span></text:p>
            </text:list-item>
            <text:list-item>
              <text:p text:style-name="P49">Рекурсивно объединяет последующие свободные блоки. </text:p>
              <text:p text:style-name="P11"><text:span text:style-name="T29">void </text:span><text:span text:style-name="T29">free_memory</text:span><text:span text:style-name="T29">(MemoryManager *manager, </text:span><text:span text:style-name="T29">const void </text:span><text:span text:style-name="T29">*ptr) {</text:span><text:line-break/><text:line-break/><text:soft-page-break/><text:span text:style-name="T29"> <text:s text:c="3"/></text:span><text:span text:style-name="T29">if </text:span><text:span text:style-name="T29">(ptr == NULL||manager==NULL) {</text:span><text:line-break/><text:line-break/><text:span text:style-name="T29"> <text:s text:c="7"/></text:span><text:span text:style-name="T29">printf</text:span><text:span text:style-name="T29">(</text:span><text:span text:style-name="T29">"Pointer is NULL, nothing to free.</text:span><text:span text:style-name="T29">\n</text:span><text:span text:style-name="T29">"</text:span><text:span text:style-name="T29">);</text:span><text:line-break/><text:span text:style-name="T29"> <text:s text:c="7"/></text:span><text:span text:style-name="T29">return</text:span><text:span text:style-name="T29">;</text:span><text:line-break/><text:line-break/><text:span text:style-name="T29"> <text:s text:c="3"/>}</text:span><text:line-break/><text:line-break/><text:span text:style-name="T29"> <text:s text:c="3"/>MemoryBlock *onTop = manager-&gt;</text:span><text:span text:style-name="T29">blocks</text:span><text:span text:style-name="T29">-&gt;</text:span><text:span text:style-name="T29">next</text:span><text:span text:style-name="T29">;</text:span><text:line-break/><text:span text:style-name="T29"> <text:s text:c="3"/>MemoryBlock * previous_block = manager-&gt;</text:span><text:span text:style-name="T29">blocks</text:span><text:span text:style-name="T29">;</text:span><text:line-break/><text:line-break/><text:span text:style-name="T29"> <text:s text:c="3"/></text:span><text:span text:style-name="T29">while </text:span><text:span text:style-name="T29">(manager-&gt;</text:span><text:span text:style-name="T29">memory </text:span><text:span text:style-name="T29">+ onTop-&gt;</text:span><text:span text:style-name="T29">start </text:span><text:span text:style-name="T29">!= ptr &amp;&amp; onTop-&gt;</text:span><text:span text:style-name="T29">next </text:span><text:span text:style-name="T29">!= NULL) {</text:span><text:line-break/><text:line-break/><text:span text:style-name="T29"> <text:s text:c="7"/>onTop = onTop-&gt;</text:span><text:span text:style-name="T29">next</text:span><text:span text:style-name="T29">;</text:span><text:line-break/><text:span text:style-name="T29"> <text:s text:c="7"/>previous_block = previous_block-&gt;</text:span><text:span text:style-name="T29">next</text:span><text:span text:style-name="T29">;</text:span><text:line-break/><text:line-break/><text:span text:style-name="T29"> <text:s text:c="3"/>}</text:span><text:line-break/><text:line-break/><text:span text:style-name="T29"> <text:s text:c="3"/></text:span><text:span text:style-name="T29">if </text:span><text:span text:style-name="T29">(manager-&gt;</text:span><text:span text:style-name="T29">memory </text:span><text:span text:style-name="T29">+ onTop-&gt;</text:span><text:span text:style-name="T29">start </text:span><text:span text:style-name="T29">== ptr) {</text:span><text:line-break/><text:line-break/><text:span text:style-name="T29"> <text:s text:c="7"/>onTop-&gt;</text:span><text:span text:style-name="T29">is_free</text:span><text:span text:style-name="T29">=true;</text:span><text:line-break/><text:span text:style-name="T29"> <text:s text:c="7"/></text:span><text:span text:style-name="T29">if </text:span><text:span text:style-name="T29">(previous_block-&gt;</text:span><text:span text:style-name="T29">is_free</text:span><text:span text:style-name="T29">&amp;&amp;previous_block!=manager-&gt;</text:span><text:span text:style-name="T29">blocks</text:span><text:span text:style-name="T29">) {</text:span><text:line-break/><text:line-break/><text:span text:style-name="T29"> <text:s text:c="10"/></text:span><text:span text:style-name="T29">merge_two_blocks</text:span><text:span text:style-name="T29">(previous_block, onTop);</text:span><text:line-break/><text:span text:style-name="T29"> <text:s text:c="11"/></text:span><text:span text:style-name="T29">free</text:span><text:span text:style-name="T29">(onTop);</text:span><text:line-break/><text:span text:style-name="T29"> <text:s text:c="11"/>onTop=previous_block-&gt;</text:span><text:span text:style-name="T29">next</text:span><text:span text:style-name="T29">;</text:span><text:line-break/><text:line-break/><text:span text:style-name="T29"> <text:s text:c="11"/></text:span><text:span text:style-name="T29">while </text:span><text:span text:style-name="T29">(onTop != NULL&amp;&amp;onTop-&gt;</text:span><text:span text:style-name="T29">is_free</text:span><text:span text:style-name="T29">) {</text:span><text:line-break/><text:line-break/><text:span text:style-name="T29"> <text:s text:c="15"/></text:span><text:span text:style-name="T29">merge_two_blocks</text:span><text:span text:style-name="T29">(previous_block, onTop);</text:span><text:line-break/><text:span text:style-name="T29"> <text:s text:c="15"/></text:span><text:span text:style-name="T29">free</text:span><text:span text:style-name="T29">(onTop);</text:span><text:line-break/><text:span text:style-name="T29"> <text:s text:c="15"/>onTop=previous_block-&gt;</text:span><text:span text:style-name="T29">next</text:span><text:span text:style-name="T29">;</text:span><text:line-break/><text:line-break/><text:span text:style-name="T29"> <text:s text:c="11"/>}</text:span><text:line-break/><text:line-break/><text:span text:style-name="T29"> <text:s text:c="7"/>}</text:span><text:line-break/><text:line-break/><text:span text:style-name="T29"> <text:s text:c="3"/>} </text:span><text:span text:style-name="T29">else </text:span><text:span text:style-name="T29">{</text:span><text:line-break/><text:line-break/><text:span text:style-name="T29"> <text:s text:c="7"/></text:span><text:span text:style-name="T29">printf</text:span><text:span text:style-name="T29">(</text:span><text:span text:style-name="T29">"Memory block not found</text:span><text:span text:style-name="T29">\n</text:span><text:span text:style-name="T29">"</text:span><text:span text:style-name="T29">);</text:span><text:line-break/><text:line-break/><text:soft-page-break/><text:span text:style-name="T29"> <text:s text:c="3"/>}</text:span><text:line-break/><text:span text:style-name="T29">}</text:span></text:p>
            </text:list-item>
          </text:list>
        </text:list-item>
      </text:list>
      <text:h text:style-name="Heading_20_4" text:outline-level="4"><text:span text:style-name="T28">4. </text:span><text:span text:style-name="Strong_20_Emphasis"><text:span text:style-name="Source_20_Text"><text:span text:style-name="T28">merge_two_blocks</text:span></text:span></text:span></text:h>
      <text:p text:style-name="P45">Этот метод объединяет два соседних блока памяти, если оба блока свободны.</text:p>
      <text:list xml:id="list1422974385" text:style-name="L4">
        <text:list-item>
          <text:p text:style-name="P39"><text:span text:style-name="Strong_20_Emphasis"><text:span text:style-name="T28">Параметры:</text:span></text:span><text:span text:style-name="T28"> </text:span></text:p>
          <text:list>
            <text:list-item>
              <text:p text:style-name="P39"><text:span text:style-name="Source_20_Text"><text:span text:style-name="T28">previous_block</text:span></text:span><text:span text:style-name="T28"> — указатель на предыдущий блок. </text:span></text:p>
            </text:list-item>
            <text:list-item>
              <text:p text:style-name="P39"><text:span text:style-name="Source_20_Text"><text:span text:style-name="T28">onTop</text:span></text:span><text:span text:style-name="T28"> — указатель на следующий блок. </text:span></text:p>
            </text:list-item>
          </text:list>
        </text:list-item>
        <text:list-item>
          <text:p text:style-name="P39"><text:span text:style-name="Strong_20_Emphasis"><text:span text:style-name="T28">Логика:</text:span></text:span><text:span text:style-name="T28"> </text:span></text:p>
          <text:list>
            <text:list-item>
              <text:p text:style-name="P50">Размер предыдущего блока увеличивается на размер следующего. </text:p>
            </text:list-item>
            <text:list-item>
              <text:p text:style-name="P51">Указатель на следующий блок в предыдущем блоке обновляется. </text:p>
              <text:p text:style-name="P12"><text:span text:style-name="T29">void </text:span><text:span text:style-name="T29">merge_two_blocks</text:span><text:span text:style-name="T29">(MemoryBlock *previous_block, MemoryBlock *onTop) {</text:span><text:line-break/><text:line-break/><text:span text:style-name="T29"> <text:s text:c="3"/>previous_block-&gt;</text:span><text:span text:style-name="T29">start </text:span><text:span text:style-name="T29">= onTop-&gt;</text:span><text:span text:style-name="T29">start</text:span><text:span text:style-name="T29">;</text:span><text:line-break/><text:span text:style-name="T29"> <text:s text:c="3"/>previous_block-&gt;</text:span><text:span text:style-name="T29">size </text:span><text:span text:style-name="T29">+= onTop-&gt;</text:span><text:span text:style-name="T29">size</text:span><text:span text:style-name="T29">;</text:span><text:line-break/><text:span text:style-name="T29"> <text:s text:c="3"/>previous_block-&gt;</text:span><text:span text:style-name="T29">next</text:span><text:span text:style-name="T29">=previous_block-&gt;</text:span><text:span text:style-name="T29">next</text:span><text:span text:style-name="T29">-&gt;</text:span><text:span text:style-name="T29">next</text:span><text:span text:style-name="T29">;</text:span><text:line-break/><text:line-break/><text:span text:style-name="T29">}</text:span></text:p>
            </text:list-item>
          </text:list>
        </text:list-item>
      </text:list>
      <text:h text:style-name="Heading_20_4" text:outline-level="4"><text:span text:style-name="T28">5. </text:span><text:span text:style-name="Strong_20_Emphasis"><text:span text:style-name="Source_20_Text"><text:span text:style-name="T28">read_memory</text:span></text:span></text:span></text:h>
      <text:p text:style-name="P45">Этот метод читает данные из указанного блока памяти.</text:p>
      <text:list xml:id="list736387981" text:style-name="L5">
        <text:list-item>
          <text:p text:style-name="P40"><text:span text:style-name="Strong_20_Emphasis"><text:span text:style-name="T28">Параметры:</text:span></text:span><text:span text:style-name="T28"> </text:span></text:p>
          <text:list>
            <text:list-item>
              <text:p text:style-name="P40"><text:span text:style-name="Source_20_Text"><text:span text:style-name="T28">manager</text:span></text:span><text:span text:style-name="T28"> — указатель на структуру </text:span><text:span text:style-name="Source_20_Text"><text:span text:style-name="T28">MemoryManager</text:span></text:span><text:span text:style-name="T28">. </text:span></text:p>
            </text:list-item>
            <text:list-item>
              <text:p text:style-name="P40"><text:span text:style-name="Source_20_Text"><text:span text:style-name="T28">ptr</text:span></text:span><text:span text:style-name="T28"> — указатель на начало блока памяти. </text:span></text:p>
            </text:list-item>
            <text:list-item>
              <text:p text:style-name="P40"><text:span text:style-name="Source_20_Text"><text:span text:style-name="T28">buffer</text:span></text:span><text:span text:style-name="T28"> — указатель на буфер, в который будут скопированы данные. </text:span></text:p>
            </text:list-item>
            <text:list-item>
              <text:p text:style-name="P40"><text:span text:style-name="Source_20_Text"><text:span text:style-name="T28">size</text:span></text:span><text:span text:style-name="T28"> — количество байтов для чтения. </text:span></text:p>
            </text:list-item>
          </text:list>
        </text:list-item>
        <text:list-item>
          <text:p text:style-name="P40"><text:span text:style-name="Strong_20_Emphasis"><text:span text:style-name="T28">Логика:</text:span></text:span><text:span text:style-name="T28"> </text:span></text:p>
          <text:list>
            <text:list-item>
              <text:p text:style-name="P52">Находит блок, соответствующий указанному указателю. </text:p>
            </text:list-item>
            <text:list-item>
              <text:p text:style-name="P52">Проверяет, достаточно ли выделенной памяти в блоке для чтения указанного количества байтов. </text:p>
            </text:list-item>
            <text:list-item>
              <text:p text:style-name="P53">Копирует данные в предоставленный буфер или выделяет новый буфер, если он не предоставлен. </text:p>
              <text:p text:style-name="P13"><text:span text:style-name="T29">void </text:span><text:span text:style-name="T29">*</text:span><text:span text:style-name="T29">read_memory</text:span><text:span text:style-name="T29">(</text:span><text:span text:style-name="T29">const </text:span><text:span text:style-name="T29">MemoryManager *manager, </text:span><text:span text:style-name="T29">const void </text:span><text:span text:style-name="T29">*ptr, </text:span><text:span text:style-name="T29">void </text:span><text:span text:style-name="T29">*buffer, </text:span><text:span text:style-name="T29">const </text:span><text:span text:style-name="T29">size_t size) {</text:span><text:line-break/><text:line-break/><text:span text:style-name="T29"> <text:s text:c="3"/></text:span><text:span text:style-name="T29">if </text:span><text:span text:style-name="T29">(ptr == NULL)</text:span><text:line-break/><text:span text:style-name="T29"> <text:s text:c="7"/></text:span><text:span text:style-name="T29">return </text:span><text:span text:style-name="T29">NULL;</text:span><text:line-break/><text:soft-page-break/><text:line-break/><text:span text:style-name="T29"> <text:s text:c="3"/>MemoryBlock *onTop = manager-&gt;</text:span><text:span text:style-name="T29">blocks</text:span><text:span text:style-name="T29">;</text:span><text:line-break/><text:span text:style-name="T29"> <text:s text:c="3"/></text:span><text:span text:style-name="T29">unsigned int </text:span><text:span text:style-name="T29">reading_memory = onTop-&gt;</text:span><text:span text:style-name="T29">next</text:span><text:span text:style-name="T29">-&gt;</text:span><text:span text:style-name="T29">size</text:span><text:span text:style-name="T29">;</text:span><text:line-break/><text:line-break/><text:span text:style-name="T29"> <text:s text:c="3"/></text:span><text:span text:style-name="T29">while </text:span><text:span text:style-name="T29">(manager-&gt;</text:span><text:span text:style-name="T29">memory </text:span><text:span text:style-name="T29">+ (manager-&gt;</text:span><text:span text:style-name="T29">allocated_memory </text:span><text:span text:style-name="T29">- reading_memory) != ptr &amp;&amp; onTop-&gt;</text:span><text:span text:style-name="T29">next </text:span><text:span text:style-name="T29">!= NULL) {</text:span><text:line-break/><text:line-break/><text:span text:style-name="T29"> <text:s text:c="7"/>onTop = onTop-&gt;</text:span><text:span text:style-name="T29">next</text:span><text:span text:style-name="T29">;</text:span><text:line-break/><text:span text:style-name="T29"> <text:s text:c="7"/>reading_memory += onTop-&gt;</text:span><text:span text:style-name="T29">next</text:span><text:span text:style-name="T29">-&gt;</text:span><text:span text:style-name="T29">size</text:span><text:span text:style-name="T29">;</text:span><text:line-break/><text:line-break/><text:span text:style-name="T29"> <text:s text:c="3"/>}</text:span><text:line-break/><text:line-break/><text:span text:style-name="T29"> <text:s text:c="3"/></text:span><text:span text:style-name="T29">if </text:span><text:span text:style-name="T29">(manager-&gt;</text:span><text:span text:style-name="T29">memory </text:span><text:span text:style-name="T29">+ (manager-&gt;</text:span><text:span text:style-name="T29">allocated_memory </text:span><text:span text:style-name="T29">- reading_memory) == ptr) {</text:span><text:line-break/><text:line-break/><text:span text:style-name="T29"> <text:s text:c="7"/></text:span><text:span text:style-name="T29">if </text:span><text:span text:style-name="T29">(onTop-&gt;</text:span><text:span text:style-name="T29">next</text:span><text:span text:style-name="T29">-&gt;</text:span><text:span text:style-name="T29">size </text:span><text:span text:style-name="T29">&lt; size)</text:span><text:line-break/><text:span text:style-name="T29"> <text:s text:c="11"/></text:span><text:span text:style-name="T29">return </text:span><text:span text:style-name="T29">NULL;</text:span><text:line-break/><text:line-break/><text:span text:style-name="T29"> <text:s text:c="3"/>}</text:span><text:span text:style-name="T29">else</text:span><text:span text:style-name="T29">{</text:span><text:line-break/><text:line-break/><text:span text:style-name="T29"> <text:s text:c="7"/></text:span><text:span text:style-name="T29">printf</text:span><text:span text:style-name="T29">(</text:span><text:span text:style-name="T29">"Memory block not found</text:span><text:span text:style-name="T29">\n</text:span><text:span text:style-name="T29">"</text:span><text:span text:style-name="T29">);</text:span><text:line-break/><text:span text:style-name="T29"> <text:s text:c="7"/></text:span><text:span text:style-name="T29">return </text:span><text:span text:style-name="T29">NULL;</text:span><text:line-break/><text:line-break/><text:span text:style-name="T29"> <text:s text:c="3"/>}</text:span><text:line-break/><text:line-break/><text:span text:style-name="T29"> <text:s text:c="3"/></text:span><text:span text:style-name="T29">if </text:span><text:span text:style-name="T29">(buffer == NULL)</text:span><text:line-break/><text:span text:style-name="T29"> <text:s text:c="7"/>buffer = </text:span><text:span text:style-name="T29">malloc</text:span><text:span text:style-name="T29">(size);</text:span><text:line-break/><text:line-break/><text:span text:style-name="T29"> <text:s text:c="3"/></text:span><text:span text:style-name="T29">memcpy</text:span><text:span text:style-name="T29">(buffer, ptr, size);</text:span><text:line-break/><text:span text:style-name="T29"> <text:s text:c="3"/></text:span><text:span text:style-name="T29">return </text:span><text:span text:style-name="T29">buffer;</text:span><text:line-break/><text:line-break/><text:span text:style-name="T29">}</text:span></text:p>
            </text:list-item>
          </text:list>
        </text:list-item>
      </text:list>
      <text:h text:style-name="Heading_20_4" text:outline-level="4"><text:span text:style-name="T28">6. </text:span><text:span text:style-name="Strong_20_Emphasis"><text:span text:style-name="Source_20_Text"><text:span text:style-name="T28">write_memory</text:span></text:span></text:span></text:h>
      <text:p text:style-name="P45">Этот метод записывает данные в указанный блок памяти.</text:p>
      <text:list xml:id="list3373626099" text:style-name="L6">
        <text:list-item>
          <text:p text:style-name="P42"><text:span text:style-name="Strong_20_Emphasis"><text:span text:style-name="T28">Параметры:</text:span></text:span><text:span text:style-name="T28"> </text:span></text:p>
          <text:list>
            <text:list-item>
              <text:p text:style-name="P42"><text:span text:style-name="Source_20_Text"><text:span text:style-name="T28">manager</text:span></text:span><text:span text:style-name="T28"> — указатель на структуру </text:span><text:span text:style-name="Source_20_Text"><text:span text:style-name="T28">MemoryManager</text:span></text:span><text:span text:style-name="T28">. </text:span></text:p>
            </text:list-item>
            <text:list-item>
              <text:p text:style-name="P42"><text:span text:style-name="Source_20_Text"><text:span text:style-name="T28">ptr</text:span></text:span><text:span text:style-name="T28"> — указатель на начало блока памяти. </text:span></text:p>
            </text:list-item>
            <text:list-item>
              <text:p text:style-name="P42"><text:span text:style-name="Source_20_Text"><text:span text:style-name="T28">data</text:span></text:span><text:span text:style-name="T28"> — указатель на данные для записи. </text:span></text:p>
            </text:list-item>
            <text:list-item>
              <text:p text:style-name="P42"><text:span text:style-name="Source_20_Text"><text:span text:style-name="T28">size</text:span></text:span><text:span text:style-name="T28"> — количество байтов для записи. </text:span></text:p>
            </text:list-item>
          </text:list>
        </text:list-item>
        <text:list-item>
          <text:p text:style-name="P42"><text:span text:style-name="Strong_20_Emphasis"><text:span text:style-name="T28">Логика:</text:span></text:span><text:span text:style-name="T28"> </text:span></text:p>
          <text:list>
            <text:list-item>
              <text:p text:style-name="P42"><text:soft-page-break/><text:span text:style-name="T28">Если указатель на блок равен </text:span><text:span text:style-name="Source_20_Text"><text:span text:style-name="T28">NULL</text:span></text:span><text:span text:style-name="T28">, выделяется новый блок памяти достаточного размера. </text:span></text:p>
            </text:list-item>
            <text:list-item>
              <text:p text:style-name="P41"><text:span text:style-name="T28">Копирует данные из указанного источника (</text:span><text:span text:style-name="Source_20_Text"><text:span text:style-name="T28">data</text:span></text:span><text:span text:style-name="T28">) в блок памяти. </text:span></text:p>
              <text:p text:style-name="P14"><text:span text:style-name="T29">bool </text:span><text:span text:style-name="T29">write_memory</text:span><text:span text:style-name="T29">(MemoryManager *manager, </text:span><text:span text:style-name="T29">void </text:span><text:span text:style-name="T29">*ptr, </text:span><text:span text:style-name="T29">const void </text:span><text:span text:style-name="T29">*data, </text:span><text:span text:style-name="T29">const </text:span><text:span text:style-name="T29">size_t size) {</text:span><text:line-break/><text:line-break/><text:span text:style-name="T29"> <text:s text:c="3"/></text:span><text:span text:style-name="T29">if </text:span><text:span text:style-name="T29">(data == NULL)</text:span><text:line-break/><text:span text:style-name="T29"> <text:s text:c="7"/></text:span><text:span text:style-name="T29">return </text:span><text:span text:style-name="T29">false;</text:span><text:line-break/><text:line-break/><text:span text:style-name="T29"> <text:s text:c="3"/></text:span><text:span text:style-name="T29">if </text:span><text:span text:style-name="T29">(ptr == NULL) {</text:span><text:line-break/><text:line-break/><text:span text:style-name="T29"> <text:s text:c="7"/>ptr = </text:span><text:span text:style-name="T29">allocate_memory</text:span><text:span text:style-name="T29">(manager, size);</text:span><text:line-break/><text:span text:style-name="T29"> <text:s text:c="7"/></text:span><text:span text:style-name="T29">if </text:span><text:span text:style-name="T29">(ptr == NULL) </text:span><text:span text:style-name="T29">return </text:span><text:span text:style-name="T29">false;</text:span><text:line-break/><text:line-break/><text:span text:style-name="T29"> <text:s text:c="3"/>}</text:span><text:line-break/><text:line-break/><text:span text:style-name="T29"> <text:s text:c="3"/></text:span><text:span text:style-name="T29">memcpy</text:span><text:span text:style-name="T29">(ptr, data, size);</text:span><text:line-break/><text:span text:style-name="T29"> <text:s text:c="3"/></text:span><text:span text:style-name="T29">return </text:span><text:span text:style-name="T29">true;</text:span><text:line-break/><text:line-break/><text:span text:style-name="T29">}</text:span></text:p>
            </text:list-item>
          </text:list>
        </text:list-item>
      </text:list>
      <text:h text:style-name="Heading_20_4" text:outline-level="4"><text:span text:style-name="T28">7. </text:span><text:span text:style-name="Strong_20_Emphasis"><text:span text:style-name="T28">Экспериментальные функции</text:span></text:span></text:h>
      <text:p text:style-name="P54">Для тестирования функциональности написаны несколько экспериментальных функций:</text:p>
      <text:list xml:id="list3042157850" text:style-name="L7">
        <text:list-item>
          <text:p text:style-name="P44"><text:span text:style-name="Source_20_Text"><text:span text:style-name="T28">experiment_allocate</text:span></text:span><text:span text:style-name="T28"> — проверяет скорость выделения памяти. </text:span></text:p>
        </text:list-item>
        <text:list-item>
          <text:p text:style-name="P44"><text:span text:style-name="Source_20_Text"><text:span text:style-name="T28">experiment_free</text:span></text:span><text:span text:style-name="T28"> — проверяет освобождение памяти для набора блоков. </text:span></text:p>
        </text:list-item>
        <text:list-item>
          <text:p text:style-name="P44"><text:span text:style-name="Source_20_Text"><text:span text:style-name="T28">experiment_write</text:span></text:span><text:span text:style-name="T28"> — проверяет запись данных в выделенные блоки. </text:span></text:p>
        </text:list-item>
        <text:list-item>
          <text:p text:style-name="P44"><text:span text:style-name="Source_20_Text"><text:span text:style-name="T28">experiment_read</text:span></text:span><text:span text:style-name="T28"> — проверяет чтение данных из выделенных блоков. </text:span></text:p>
        </text:list-item>
        <text:list-item>
          <text:p text:style-name="P43"><text:span text:style-name="Source_20_Text"><text:span text:style-name="T28">experiment_free_random_blocks</text:span></text:span><text:span text:style-name="T28"> — проверяет случайное освобождение блоков памяти. </text:span></text:p>
        </text:list-item>
      </text:list>
      <text:p text:style-name="P45">Эти методы позволяют оценить производительность и корректность реализации управления памятью.</text:p>
      <text:p text:style-name="Text_20_body"/>
      <text:p text:style-name="P3"/>
      <text:p text:style-name="P3"/>
      <text:p text:style-name="P3"/>
      <text:p text:style-name="P3"><text:bookmark text:name="docs-internal-guid-2399e067-7fff-c125-b0ed-1af649bcbf92"/><text:soft-page-break/>Графики, демонстрирующие проведение нагрузочного тестирования реализованной модели:</text:p>
      <text:p text:style-name="P1"/>
      <text:p text:style-name="P1"/>
      <text:p text:style-name="P1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34">Вывод: <text:span text:style-name="T34">В данной работе проведен анализ менеджера памяти с блоками произвольного размера. Реализован менеджер памяти с <text:s/></text:span><text:span text:style-name="T25">перемещающимися блоками на языке программирования С. Были проведены эксперементы и тесты для реализованных моделей памяти.</text:span></text:p>
      <text:p text:style-name="P34"><text:span text:style-name="T34"/></text:p>
      <text:p text:style-name="P15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lishepelevich@outlook.com</meta:initial-creator>
    <meta:editing-cycles>7</meta:editing-cycles>
    <meta:creation-date>2024-11-28T10:25:00</meta:creation-date>
    <dc:date>2024-12-05T11:31:39.065898355</dc:date>
    <meta:editing-duration>PT33M55S</meta:editing-duration>
    <meta:generator>LibreOffice/7.3.7.2$Linux_X86_64 LibreOffice_project/30$Build-2</meta:generator>
    <meta:document-statistic meta:table-count="0" meta:image-count="0" meta:object-count="1" meta:page-count="9" meta:paragraph-count="97" meta:word-count="973" meta:character-count="8889" meta:non-whitespace-character-count="714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526cm" svg:y="2.756cm" style:legend-expansion="high" chart:style-name="ch2"/>
        <chart:plot-area chart:style-name="ch3" chart:data-source-has-labels="both" svg:x="0.319cm" svg:y="0.179cm" svg:width="9.888cm" svg:height="8.641cm">
          <chart:coordinate-region svg:x="1.046cm" svg:y="0.378cm" svg:width="9.161cm" svg:height="7.39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line">
            <chart:data-point chart:repeated="5"/>
          </chart:series>
          <chart:series chart:style-name="ch8" chart:values-cell-range-address="local-table.$D$2:.$D$6" chart:label-cell-address="local-table.$D$1" chart:class="chart:line">
            <chart:data-point chart:repeated="5"/>
          </chart:serie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series chart:style-name="ch12" chart:values-cell-range-address="local-table.$G$2:.$G$6" chart:label-cell-address="local-table.$G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ion</text:p>
              </table:table-cell>
              <table:table-cell office:value-type="string">
                <text:p>Random allocate, free, and reallocate</text:p>
              </table:table-cell>
              <table:table-cell office:value-type="string">
                <text:p>free random</text:p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  <table:table-cell office:value-type="string">
                <text:p>free</text:p>
              </table:table-cell>
            </table:table-row>
          </table:table-header-rows>
          <table:table-rows>
            <table:table-row>
              <table:table-cell office:value-type="string">
                <text:p>1 MB 1000</text:p>
                <text:list>
                  <text:list-item>
                    <text:p>1 MB</text:p>
                  </text:list-item>
                  <text:list-item>
                    <text:p>1000</text:p>
                  </text:list-item>
                </text:list>
              </table:table-cell>
              <table:table-cell office:value-type="float" office:value="0.00015">
                <text:p>0.00015</text:p>
              </table:table-cell>
              <table:table-cell office:value-type="float" office:value="0.000125">
                <text:p>0.000125</text:p>
              </table:table-cell>
              <table:table-cell office:value-type="float" office:value="NaN">
                <text:p>NaN</text:p>
              </table:table-cell>
              <table:table-cell office:value-type="float" office:value="0.000339">
                <text:p>0.000339</text:p>
              </table:table-cell>
              <table:table-cell office:value-type="float" office:value="0.003463">
                <text:p>0.003463</text:p>
              </table:table-cell>
              <table:table-cell office:value-type="float" office:value="0.002318">
                <text:p>0.002318</text:p>
              </table:table-cell>
            </table:table-row>
            <table:table-row>
              <table:table-cell office:value-type="string">
                <text:p>5 MB 5000</text:p>
                <text:list>
                  <text:list-item>
                    <text:p>5 MB</text:p>
                  </text:list-item>
                  <text:list-item>
                    <text:p>5000</text:p>
                  </text:list-item>
                </text:list>
              </table:table-cell>
              <table:table-cell office:value-type="float" office:value="0.00052">
                <text:p>0.00052</text:p>
              </table:table-cell>
              <table:table-cell office:value-type="float" office:value="0.002384">
                <text:p>0.002384</text:p>
              </table:table-cell>
              <table:table-cell office:value-type="float" office:value="0.025785">
                <text:p>0.025785</text:p>
              </table:table-cell>
              <table:table-cell office:value-type="float" office:value="0.001382">
                <text:p>0.001382</text:p>
              </table:table-cell>
              <table:table-cell office:value-type="float" office:value="0.077254">
                <text:p>0.077254</text:p>
              </table:table-cell>
              <table:table-cell office:value-type="float" office:value="0.053361">
                <text:p>0.053361</text:p>
              </table:table-cell>
            </table:table-row>
            <table:table-row>
              <table:table-cell office:value-type="string">
                <text:p>10 MB 10000</text:p>
                <text:list>
                  <text:list-item>
                    <text:p>10 MB</text:p>
                  </text:list-item>
                  <text:list-item>
                    <text:p>10000</text:p>
                  </text:list-item>
                </text:list>
              </table:table-cell>
              <table:table-cell office:value-type="float" office:value="0.00116">
                <text:p>0.00116</text:p>
              </table:table-cell>
              <table:table-cell office:value-type="float" office:value="0.0094">
                <text:p>0.0094</text:p>
              </table:table-cell>
              <table:table-cell office:value-type="float" office:value="0.061578">
                <text:p>0.061578</text:p>
              </table:table-cell>
              <table:table-cell office:value-type="float" office:value="0.002955">
                <text:p>0.002955</text:p>
              </table:table-cell>
              <table:table-cell office:value-type="float" office:value="0.3307">
                <text:p>0.3307</text:p>
              </table:table-cell>
              <table:table-cell office:value-type="float" office:value="0.590094">
                <text:p>0.590094</text:p>
              </table:table-cell>
            </table:table-row>
            <table:table-row>
              <table:table-cell office:value-type="string">
                <text:p>20 MB 20000</text:p>
                <text:list>
                  <text:list-item>
                    <text:p>20 MB</text:p>
                  </text:list-item>
                  <text:list-item>
                    <text:p>20000</text:p>
                  </text:list-item>
                </text:list>
              </table:table-cell>
              <table:table-cell office:value-type="float" office:value="0.002231">
                <text:p>0.002231</text:p>
              </table:table-cell>
              <table:table-cell office:value-type="float" office:value="0.036885">
                <text:p>0.036885</text:p>
              </table:table-cell>
              <table:table-cell office:value-type="float" office:value="0.617655">
                <text:p>0.617655</text:p>
              </table:table-cell>
              <table:table-cell office:value-type="float" office:value="0.006346">
                <text:p>0.006346</text:p>
              </table:table-cell>
              <table:table-cell office:value-type="float" office:value="1.630779">
                <text:p>1.630779</text:p>
              </table:table-cell>
              <table:table-cell office:value-type="float" office:value="1.993407">
                <text:p>1.993407</text:p>
              </table:table-cell>
            </table:table-row>
            <table:table-row>
              <table:table-cell office:value-type="string">
                <text:p>50 MB 50000</text:p>
                <text:list>
                  <text:list-item>
                    <text:p>50 MB</text:p>
                  </text:list-item>
                  <text:list-item>
                    <text:p>50000</text:p>
                  </text:list-item>
                </text:list>
              </table:table-cell>
              <table:table-cell office:value-type="float" office:value="0.003259">
                <text:p>0.003259</text:p>
              </table:table-cell>
              <table:table-cell office:value-type="float" office:value="0.682055">
                <text:p>0.682055</text:p>
              </table:table-cell>
              <table:table-cell office:value-type="float" office:value="4.013266">
                <text:p>4.013266</text:p>
              </table:table-cell>
              <table:table-cell office:value-type="float" office:value="0.009071">
                <text:p>0.009071</text:p>
              </table:table-cell>
              <table:table-cell office:value-type="float" office:value="3.525265">
                <text:p>3.525265</text:p>
              </table:table-cell>
              <table:table-cell office:value-type="float" office:value="3.475456">
                <text:p>3.475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